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6.399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5.88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338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652cm"/>
    </style:style>
    <style:style style:name="co22" style:family="table-column">
      <style:table-column-properties fo:break-before="auto" style:column-width="7.978cm"/>
    </style:style>
    <style:style style:name="co23" style:family="table-column">
      <style:table-column-properties fo:break-before="auto" style:column-width="8.959cm"/>
    </style:style>
    <style:style style:name="co24" style:family="table-column">
      <style:table-column-properties fo:break-before="auto" style:column-width="8.74cm"/>
    </style:style>
    <style:style style:name="co25" style:family="table-column">
      <style:table-column-properties fo:break-before="auto" style:column-width="5.636cm"/>
    </style:style>
    <style:style style:name="co2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90" style:family="table-cell" style:parent-style-name="Default">
      <style:table-cell-properties fo:background-color="#92e285"/>
    </style:style>
    <style:style style:name="ce10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110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112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11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G</text:p>
          </table:table-cell>
          <table:table-cell table:style-name="ce67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8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8" office:value-type="string" calcext:value-type="string">
            <text:p>C – N</text:p>
          </table:table-cell>
          <table:table-cell table:style-name="ce68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9" office:value-type="string" calcext:value-type="string">
            <text:p>B -C</text:p>
          </table:table-cell>
          <table:table-cell table:style-name="ce69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B – J</text:p>
          </table:table-cell>
          <table:table-cell table:style-name="ce71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78" office:value-type="string" calcext:value-type="string">
            <text:p>A – F</text:p>
          </table:table-cell>
          <table:table-cell table:style-name="ce78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A – H</text:p>
          </table:table-cell>
          <table:table-cell table:style-name="ce81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102" office:value-type="string" calcext:value-type="string">
            <text:p>A – I</text:p>
          </table:table-cell>
          <table:table-cell table:style-name="ce102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105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105" office:value-type="string" calcext:value-type="string">
            <text:p>A – K</text:p>
          </table:table-cell>
          <table:table-cell table:style-name="ce105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6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106" office:value-type="string" calcext:value-type="string">
            <text:p>B – K</text:p>
          </table:table-cell>
          <table:table-cell table:style-name="ce106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106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110" office:value-type="string" calcext:value-type="string">
            <text:p>A – L</text:p>
          </table:table-cell>
          <table:table-cell table:style-name="ce110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112" office:value-type="string" calcext:value-type="string">
            <text:p>A – B</text:p>
          </table:table-cell>
          <table:table-cell table:style-name="ce112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16" office:value-type="string" calcext:value-type="string">
            <text:p>B – K</text:p>
          </table:table-cell>
          <table:table-cell table:style-name="ce116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</table:table>
      <table:table table:name="Geometr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7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117" office:value-type="string" calcext:value-type="string">
            <text:p>A – J</text:p>
          </table:table-cell>
          <table:table-cell table:style-name="ce117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19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19" office:value-type="string" calcext:value-type="string">
            <text:p>A – H</text:p>
          </table:table-cell>
          <table:table-cell table:style-name="ce119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121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121" office:value-type="string" calcext:value-type="string">
            <text:p>A – I</text:p>
          </table:table-cell>
          <table:table-cell table:style-name="ce121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</table:table>
      <table:table table:name="Number Theorems" table:style-name="ta1"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15 – E</text:p>
          </table:table-cell>
          <table:table-cell table:style-name="ce71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H – P</text:p>
          </table:table-cell>
          <table:table-cell table:style-name="ce71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D – G</text:p>
          </table:table-cell>
          <table:table-cell table:style-name="ce69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127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127" office:value-type="string" calcext:value-type="string">
            <text:p>B – J</text:p>
          </table:table-cell>
          <table:table-cell table:style-name="ce127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</table:table>
      <table:table table:name="Physics Theorems" table:style-name="ta1"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130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B – J</text:p>
          </table:table-cell>
          <table:table-cell table:style-name="ce130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131" office:value-type="string" calcext:value-type="string">
            <text:p>A – L</text:p>
          </table:table-cell>
          <table:table-cell table:style-name="ce131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133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133" office:value-type="string" calcext:value-type="string">
            <text:p>B – L</text:p>
          </table:table-cell>
          <table:table-cell table:style-name="ce133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</table:table>
      <table:table table:name="Computer science Theorem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397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40:38.4920342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4:56:20.876071249</dc:date>
    <meta:editing-duration>PT5H38M24S</meta:editing-duration>
    <meta:editing-cycles>75</meta:editing-cycles>
    <meta:generator>LibreOffice/7.2.1.2$Linux_X86_64 LibreOffice_project/20$Build-2</meta:generator>
    <meta:document-statistic meta:table-count="14" meta:cell-count="3996" meta:object-count="0"/>
  </office:meta>
</office:document-meta>
</file>